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7f0055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2a00ff"/>
    </style:style>
    <style:style style:name="T7" style:family="text">
      <style:text-properties fo:color="#644632"/>
    </style:style>
    <style:style style:name="T8" style:family="text">
      <style:text-properties fo:color="#644632" fo:font-weight="bold" style:font-weight-asian="bold" style:font-weight-complex="bold"/>
    </style:style>
    <style:style style:name="T9" style:family="text">
      <style:text-properties fo:color="#005032"/>
    </style:style>
    <style:style style:name="T10" style:family="text">
      <style:text-properties fo:color="#0000c0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3f7f5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642880"/>
    </style:style>
    <style:style style:name="T15" style:family="text">
      <style:text-properties fo:color="#64288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Tree.h</text:p>
      <text:p text:style-name="P2"/>
      <text:p text:style-name="P6"><text:span text:style-name="T2">#ifndef</text:span><text:span text:style-name="T4"> NTREE_H_</text:span></text:p>
      <text:p text:style-name="P6"><text:span text:style-name="T2">#define</text:span><text:span text:style-name="T4"> NTREE_H_</text:span></text:p>
      <text:p text:style-name="P6"/>
      <text:p text:style-name="P6"><text:span text:style-name="T2">#include</text:span><text:span text:style-name="T4"> </text:span><text:span text:style-name="T6">&lt;stdexcept&gt;</text:span></text:p>
      <text:p text:style-name="P6"/>
      <text:p text:style-name="P6"><text:span text:style-name="T2">#include</text:span><text:span text:style-name="T4"> </text:span><text:span text:style-name="T6">&lt;iostream&gt;</text:span></text:p>
      <text:p text:style-name="P6"/>
      <text:p text:style-name="P6"><text:span text:style-name="T2">#include</text:span><text:span text:style-name="T4"> </text:span><text:span text:style-name="T6">"TreeVisitor.h"</text:span></text:p>
      <text:p text:style-name="P6"><text:span text:style-name="T2">#include</text:span><text:span text:style-name="T4"> </text:span><text:span text:style-name="T6">"DynamicQueue.h"</text:span></text:p>
      <text:p text:style-name="P6"/>
      <text:p text:style-name="P6"><text:span text:style-name="T2">template</text:span><text:span text:style-name="T4">&lt;</text:span><text:span text:style-name="T2">class</text:span><text:span text:style-name="T4"> </text:span><text:span text:style-name="T7">T</text:span><text:span text:style-name="T4">, </text:span><text:span text:style-name="T2">int</text:span><text:span text:style-name="T4"> </text:span><text:span text:style-name="T7">N</text:span><text:span text:style-name="T4">&gt;</text:span></text:p>
      <text:p text:style-name="P6"><text:span text:style-name="T2">class</text:span><text:span text:style-name="T4"> </text:span><text:span text:style-name="T9">NTree</text:span></text:p>
      <text:p text:style-name="P5">{</text:p>
      <text:p text:style-name="P6"><text:span text:style-name="T2">private</text:span><text:span text:style-name="T4">:</text:span></text:p>
      <text:p text:style-name="P6"><text:span text:style-name="T4"><text:tab/></text:span><text:span text:style-name="T2">const</text:span><text:span text:style-name="T4"> </text:span><text:span text:style-name="T7">T</text:span><text:span text:style-name="T4">* </text:span><text:span text:style-name="T10">fKey</text:span><text:span text:style-name="T4">;</text:span></text:p>
      <text:p text:style-name="P6"><text:span text:style-name="T4"><text:tab/></text:span><text:span text:style-name="T9">NTree</text:span><text:span text:style-name="T4">&lt;</text:span><text:span text:style-name="T7">T</text:span><text:span text:style-name="T4">,</text:span><text:span text:style-name="T7">N</text:span><text:span text:style-name="T4">&gt;* </text:span><text:span text:style-name="T10">fNodes</text:span><text:span text:style-name="T4">[</text:span><text:span text:style-name="T7">N</text:span><text:span text:style-name="T4">];</text:span></text:p>
      <text:p text:style-name="P6"/>
      <text:p text:style-name="P6"><text:span text:style-name="T4"><text:tab/>NTree(): </text:span><text:span text:style-name="T10">fKey</text:span><text:span text:style-name="T4">((</text:span><text:span text:style-name="T7">T</text:span><text:span text:style-name="T4">*)0)</text:span></text:p>
      <text:p text:style-name="P5"><text:tab/>{</text:p>
      <text:p text:style-name="P6"><text:span text:style-name="T4"><text:tab/><text:tab/></text:span><text:span text:style-name="T2">for</text:span><text:span text:style-name="T4">(</text:span><text:span text:style-name="T2">int</text:span><text:span text:style-name="T4"> i = 0; i &lt; </text:span><text:span text:style-name="T7">N</text:span><text:span text:style-name="T4">; i++)</text:span></text:p>
      <text:p text:style-name="P6"><text:span text:style-name="T4"><text:tab/><text:tab/><text:tab/></text:span><text:span text:style-name="T10">fNodes</text:span><text:span text:style-name="T4">[i] = (</text:span><text:span text:style-name="T9">NTree</text:span><text:span text:style-name="T4">&lt;</text:span><text:span text:style-name="T7">T</text:span><text:span text:style-name="T4">,</text:span><text:span text:style-name="T7">N</text:span><text:span text:style-name="T4">&gt;*)0;</text:span></text:p>
      <text:p text:style-name="P5"><text:tab/>}</text:p>
      <text:p text:style-name="P6"/>
      <text:p text:style-name="P6"><text:span text:style-name="T2">public</text:span><text:span text:style-name="T4">:</text:span></text:p>
      <text:p text:style-name="P6"><text:span text:style-name="T4"><text:tab/></text:span><text:span text:style-name="T2">static</text:span><text:span text:style-name="T4"> </text:span><text:span text:style-name="T9">NTree</text:span><text:span text:style-name="T4">&lt;</text:span><text:span text:style-name="T7">T</text:span><text:span text:style-name="T4">,</text:span><text:span text:style-name="T7">N</text:span><text:span text:style-name="T4">&gt; </text:span><text:span text:style-name="T11">NIL</text:span><text:span text:style-name="T4">;</text:span></text:p>
      <text:p text:style-name="P6"/>
      <text:p text:style-name="P6"><text:span text:style-name="T4"><text:tab/>NTree(</text:span><text:span text:style-name="T2">const</text:span><text:span text:style-name="T4"> </text:span><text:span text:style-name="T7">T</text:span><text:span text:style-name="T4">&amp; aKey): </text:span><text:span text:style-name="T10">fKey</text:span><text:span text:style-name="T4">(&amp;aKey)</text:span></text:p>
      <text:p text:style-name="P5"><text:tab/>{</text:p>
      <text:p text:style-name="P6"><text:span text:style-name="T4"><text:tab/><text:tab/></text:span><text:span text:style-name="T2">for</text:span><text:span text:style-name="T4">(</text:span><text:span text:style-name="T2">int</text:span><text:span text:style-name="T4"> i = 0; i &lt; </text:span><text:span text:style-name="T7">N</text:span><text:span text:style-name="T4">; i++)</text:span></text:p>
      <text:p text:style-name="P6"><text:span text:style-name="T4"><text:tab/><text:tab/><text:tab/></text:span><text:span text:style-name="T10">fNodes</text:span><text:span text:style-name="T4">[i] = &amp;</text:span><text:span text:style-name="T11">NIL</text:span><text:span text:style-name="T4">;</text:span></text:p>
      <text:p text:style-name="P5"><text:tab/>}</text:p>
      <text:p text:style-name="P6"/>
      <text:p text:style-name="P6"><text:span text:style-name="T4"><text:tab/>NTree(</text:span><text:span text:style-name="T2">const</text:span><text:span text:style-name="T4"> </text:span><text:span text:style-name="T9">NTree</text:span><text:span text:style-name="T4">&lt;</text:span><text:span text:style-name="T7">T</text:span><text:span text:style-name="T4">,</text:span><text:span text:style-name="T7">N</text:span><text:span text:style-name="T4">&gt;&amp; aOtherNTree)</text:span></text:p>
      <text:p text:style-name="P5"><text:tab/>{</text:p>
      <text:p text:style-name="P6"><text:span text:style-name="T4"><text:tab/><text:tab/></text:span><text:span text:style-name="T2">for</text:span><text:span text:style-name="T4">(</text:span><text:span text:style-name="T2">int</text:span><text:span text:style-name="T4"> i = 0; i &lt; </text:span><text:span text:style-name="T7">N</text:span><text:span text:style-name="T4">; i++)</text:span></text:p>
      <text:p text:style-name="P6"><text:span text:style-name="T4"><text:tab/><text:tab/><text:tab/></text:span><text:span text:style-name="T10">fNodes</text:span><text:span text:style-name="T4">[i] = &amp;</text:span><text:span text:style-name="T11">NIL</text:span><text:span text:style-name="T4">;</text:span></text:p>
      <text:p text:style-name="P6"><text:span text:style-name="T4"><text:tab/><text:tab/></text:span><text:span text:style-name="T10">fKey</text:span><text:span text:style-name="T4"> = aOtherNTree.</text:span><text:span text:style-name="T10">fKey</text:span><text:span text:style-name="T4">;</text:span></text:p>
      <text:p text:style-name="P6"/>
      <text:p text:style-name="P6"><text:span text:style-name="T4"><text:tab/><text:tab/></text:span><text:span text:style-name="T2">for</text:span><text:span text:style-name="T4">(</text:span><text:span text:style-name="T2">int</text:span><text:span text:style-name="T4"> i = 0; i &lt; </text:span><text:span text:style-name="T7">N</text:span><text:span text:style-name="T4">; i++){</text:span></text:p>
      <text:p text:style-name="P6"><text:span text:style-name="T4"><text:tab/><text:tab/><text:tab/></text:span><text:span text:style-name="T2">if</text:span><text:span text:style-name="T4">(!aOtherNTree[i].isEmpty()){</text:span></text:p>
      <text:p text:style-name="P6"><text:span text:style-name="T4"><text:tab/><text:tab/><text:tab/><text:tab/></text:span><text:span text:style-name="T9">NTree</text:span><text:span text:style-name="T4">&lt;</text:span><text:span text:style-name="T7">T</text:span><text:span text:style-name="T4">,</text:span><text:span text:style-name="T7">N</text:span><text:span text:style-name="T4">&gt;* temp = </text:span><text:span text:style-name="T2">new</text:span><text:span text:style-name="T4"> NTree(aOtherNTree[i]);</text:span></text:p>
      <text:p text:style-name="P5"><text:tab/><text:tab/><text:tab/><text:tab/>attachNTree(i, temp);</text:p>
      <text:p text:style-name="P5"><text:tab/><text:tab/><text:tab/>}</text:p>
      <text:p text:style-name="P5"><text:tab/><text:tab/>}</text:p>
      <text:p text:style-name="P5"><text:tab/>}</text:p>
      <text:p text:style-name="P6"/>
      <text:p text:style-name="P6"><text:span text:style-name="T4"><text:tab/></text:span><text:span text:style-name="T9">NTree</text:span><text:span text:style-name="T4">&amp; operator=(</text:span><text:span text:style-name="T2">const</text:span><text:span text:style-name="T4"> </text:span><text:span text:style-name="T9">NTree</text:span><text:span text:style-name="T4">&lt;</text:span><text:span text:style-name="T7">T</text:span><text:span text:style-name="T4">,</text:span><text:span text:style-name="T7">N</text:span><text:span text:style-name="T4">&gt;&amp; aOtherNTree)</text:span></text:p>
      <text:p text:style-name="P5"><text:tab/>{</text:p>
      <text:p text:style-name="P6"><text:span text:style-name="T4"><text:tab/><text:tab/></text:span><text:span text:style-name="T12">//delete old elements</text:span></text:p>
      <text:p text:style-name="P6"><text:span text:style-name="T4"><text:tab/><text:tab/></text:span><text:span text:style-name="T2">for</text:span><text:span text:style-name="T4">(</text:span><text:span text:style-name="T2">int</text:span><text:span text:style-name="T4"> i = 0; i &lt; </text:span><text:span text:style-name="T7">N</text:span><text:span text:style-name="T4">; i++){</text:span></text:p>
      <text:p text:style-name="P6"><text:span text:style-name="T4"><text:tab/><text:tab/><text:tab/></text:span><text:span text:style-name="T2">if</text:span><text:span text:style-name="T4">(</text:span><text:span text:style-name="T10">fNodes</text:span><text:span text:style-name="T4">[i] != &amp;</text:span><text:span text:style-name="T11">NIL</text:span><text:span text:style-name="T4">){</text:span></text:p>
      <text:p text:style-name="P6"><text:span text:style-name="T4"><text:tab/><text:tab/><text:tab/><text:tab/></text:span><text:span text:style-name="T2">delete</text:span><text:span text:style-name="T4"> </text:span><text:span text:style-name="T10">fNodes</text:span><text:span text:style-name="T4">[i];</text:span></text:p>
      <text:p text:style-name="P5"><text:tab/><text:tab/><text:tab/>}</text:p>
      <text:p text:style-name="P5"><text:tab/><text:tab/>}</text:p>
      <text:p text:style-name="P6"><text:span text:style-name="T4"><text:tab/><text:tab/></text:span><text:span text:style-name="T12">//create new ones</text:span></text:p>
      <text:p text:style-name="P6"><text:span text:style-name="T4"><text:tab/><text:tab/></text:span><text:span text:style-name="T2">for</text:span><text:span text:style-name="T4">(</text:span><text:span text:style-name="T2">int</text:span><text:span text:style-name="T4"> i = 0; i &lt; </text:span><text:span text:style-name="T7">N</text:span><text:span text:style-name="T4">; i++)</text:span></text:p>
      <text:p text:style-name="P6"><text:span text:style-name="T4"><text:tab/><text:tab/><text:tab/></text:span><text:span text:style-name="T10">fNodes</text:span><text:span text:style-name="T4">[i] = &amp;</text:span><text:span text:style-name="T11">NIL</text:span><text:span text:style-name="T4">;</text:span></text:p>
      <text:p text:style-name="P6"><text:span text:style-name="T4"><text:tab/><text:tab/></text:span><text:span text:style-name="T10">fKey</text:span><text:span text:style-name="T4"> = aOtherNTree.</text:span><text:span text:style-name="T10">fKey</text:span><text:span text:style-name="T4">;</text:span></text:p>
      <text:p text:style-name="P6"/>
      <text:p text:style-name="P6"><text:span text:style-name="T4"><text:tab/><text:tab/></text:span><text:span text:style-name="T2">for</text:span><text:span text:style-name="T4">(</text:span><text:span text:style-name="T2">int</text:span><text:span text:style-name="T4"> i = 0; i &lt; </text:span><text:span text:style-name="T7">N</text:span><text:span text:style-name="T4">; i++){</text:span></text:p>
      <text:p text:style-name="P6"><text:span text:style-name="T4"><text:tab/><text:tab/><text:tab/></text:span><text:span text:style-name="T2">if</text:span><text:span text:style-name="T4">(!aOtherNTree[i].isEmpty()){</text:span></text:p>
      <text:p text:style-name="P6"><text:span text:style-name="T4"><text:tab/><text:tab/><text:tab/><text:tab/></text:span><text:span text:style-name="T9">NTree</text:span><text:span text:style-name="T4">&lt;</text:span><text:span text:style-name="T7">T</text:span><text:span text:style-name="T4">,</text:span><text:span text:style-name="T7">N</text:span><text:span text:style-name="T4">&gt;* temp = </text:span><text:span text:style-name="T2">new</text:span><text:span text:style-name="T4"> NTree(aOtherNTree[i]);</text:span></text:p>
      <text:p text:style-name="P5"><text:tab/><text:tab/><text:tab/><text:tab/>attachNTree(i, temp);</text:p>
      <text:p text:style-name="P5"><text:soft-page-break/><text:tab/><text:tab/><text:tab/>}</text:p>
      <text:p text:style-name="P5"><text:tab/><text:tab/>}</text:p>
      <text:p text:style-name="P5"><text:tab/>}</text:p>
      <text:p text:style-name="P6"/>
      <text:p text:style-name="P5"><text:tab/>~NTree()</text:p>
      <text:p text:style-name="P5"><text:tab/>{</text:p>
      <text:p text:style-name="P6"><text:span text:style-name="T4"><text:tab/><text:tab/></text:span><text:span text:style-name="T2">for</text:span><text:span text:style-name="T4">(</text:span><text:span text:style-name="T2">int</text:span><text:span text:style-name="T4"> i = 0; i &lt; </text:span><text:span text:style-name="T7">N</text:span><text:span text:style-name="T4">; i++){</text:span></text:p>
      <text:p text:style-name="P6"><text:span text:style-name="T4"><text:tab/><text:tab/><text:tab/></text:span><text:span text:style-name="T2">if</text:span><text:span text:style-name="T4">(</text:span><text:span text:style-name="T10">fNodes</text:span><text:span text:style-name="T4">[i] != &amp;</text:span><text:span text:style-name="T11">NIL</text:span><text:span text:style-name="T4">){</text:span></text:p>
      <text:p text:style-name="P6"><text:span text:style-name="T4"><text:tab/><text:tab/><text:tab/><text:tab/></text:span><text:span text:style-name="T2">delete</text:span><text:span text:style-name="T4"> </text:span><text:span text:style-name="T10">fNodes</text:span><text:span text:style-name="T4">[i];</text:span></text:p>
      <text:p text:style-name="P5"><text:tab/><text:tab/><text:tab/>}</text:p>
      <text:p text:style-name="P5"><text:tab/><text:tab/>}</text:p>
      <text:p text:style-name="P5"><text:tab/>}</text:p>
      <text:p text:style-name="P6"/>
      <text:p text:style-name="P6"><text:span text:style-name="T4"><text:tab/></text:span><text:span text:style-name="T2">bool</text:span><text:span text:style-name="T4"> isEmpty() </text:span><text:span text:style-name="T2">const</text:span></text:p>
      <text:p text:style-name="P5"><text:tab/>{</text:p>
      <text:p text:style-name="P6"><text:span text:style-name="T4"><text:tab/><text:tab/></text:span><text:span text:style-name="T2">return</text:span><text:span text:style-name="T4"> </text:span><text:span text:style-name="T2">this</text:span><text:span text:style-name="T4"> == &amp;</text:span><text:span text:style-name="T11">NIL</text:span><text:span text:style-name="T4">;</text:span></text:p>
      <text:p text:style-name="P5"><text:tab/>}</text:p>
      <text:p text:style-name="P6"/>
      <text:p text:style-name="P6"><text:span text:style-name="T4"><text:tab/></text:span><text:span text:style-name="T2">const</text:span><text:span text:style-name="T4"> </text:span><text:span text:style-name="T7">T</text:span><text:span text:style-name="T4">&amp; key() </text:span><text:span text:style-name="T2">const</text:span></text:p>
      <text:p text:style-name="P5"><text:tab/>{</text:p>
      <text:p text:style-name="P6"><text:span text:style-name="T4"><text:tab/><text:tab/></text:span><text:span text:style-name="T2">if</text:span><text:span text:style-name="T4">(isEmpty())</text:span></text:p>
      <text:p text:style-name="P6"><text:span text:style-name="T4"><text:tab/><text:tab/><text:tab/></text:span><text:span text:style-name="T2">throw</text:span><text:span text:style-name="T4"> std::</text:span><text:span text:style-name="T14">domain_error</text:span><text:span text:style-name="T4">(</text:span><text:span text:style-name="T6">"Empty tree!"</text:span><text:span text:style-name="T4">);</text:span></text:p>
      <text:p text:style-name="P6"/>
      <text:p text:style-name="P6"><text:span text:style-name="T4"><text:tab/><text:tab/></text:span><text:span text:style-name="T2">return</text:span><text:span text:style-name="T4"> *</text:span><text:span text:style-name="T10">fKey</text:span><text:span text:style-name="T4">;</text:span></text:p>
      <text:p text:style-name="P5"><text:tab/>}</text:p>
      <text:p text:style-name="P6"/>
      <text:p text:style-name="P6"><text:span text:style-name="T4"><text:tab/></text:span><text:span text:style-name="T9">NTree</text:span><text:span text:style-name="T4">&amp; operator[](</text:span><text:span text:style-name="T2">unsigned</text:span><text:span text:style-name="T4"> </text:span><text:span text:style-name="T2">int</text:span><text:span text:style-name="T4"> aIndex) </text:span><text:span text:style-name="T2">const</text:span></text:p>
      <text:p text:style-name="P5"><text:tab/>{</text:p>
      <text:p text:style-name="P6"><text:span text:style-name="T4"><text:tab/><text:tab/></text:span><text:span text:style-name="T2">if</text:span><text:span text:style-name="T4">(isEmpty())</text:span></text:p>
      <text:p text:style-name="P6"><text:span text:style-name="T4"><text:tab/><text:tab/><text:tab/></text:span><text:span text:style-name="T2">throw</text:span><text:span text:style-name="T4"> std::</text:span><text:span text:style-name="T14">domain_error</text:span><text:span text:style-name="T4">(</text:span><text:span text:style-name="T6">"Empty NTree!"</text:span><text:span text:style-name="T4">);</text:span></text:p>
      <text:p text:style-name="P6"/>
      <text:p text:style-name="P6"><text:span text:style-name="T4"><text:tab/><text:tab/></text:span><text:span text:style-name="T2">if</text:span><text:span text:style-name="T4">((aIndex &gt;= 0) &amp;&amp; (aIndex &lt; </text:span><text:span text:style-name="T7">N</text:span><text:span text:style-name="T4">)){</text:span></text:p>
      <text:p text:style-name="P6"><text:span text:style-name="T4"><text:tab/><text:tab/><text:tab/></text:span><text:span text:style-name="T2">return</text:span><text:span text:style-name="T4"> *</text:span><text:span text:style-name="T10">fNodes</text:span><text:span text:style-name="T4">[aIndex];</text:span></text:p>
      <text:p text:style-name="P5"><text:tab/><text:tab/>}</text:p>
      <text:p text:style-name="P6"><text:span text:style-name="T4"><text:tab/><text:tab/></text:span><text:span text:style-name="T2">else</text:span></text:p>
      <text:p text:style-name="P6"><text:span text:style-name="T4"><text:tab/><text:tab/><text:tab/></text:span><text:span text:style-name="T2">throw</text:span><text:span text:style-name="T4"> std::</text:span><text:span text:style-name="T14">out_of_range</text:span><text:span text:style-name="T4">(</text:span><text:span text:style-name="T6">"Illegal index!"</text:span><text:span text:style-name="T4">);</text:span></text:p>
      <text:p text:style-name="P5"><text:tab/>}</text:p>
      <text:p text:style-name="P6"/>
      <text:p text:style-name="P6"><text:span text:style-name="T4"><text:tab/></text:span><text:span text:style-name="T2">void</text:span><text:span text:style-name="T4"> attachNTree(</text:span><text:span text:style-name="T2">unsigned</text:span><text:span text:style-name="T4"> </text:span><text:span text:style-name="T2">int</text:span><text:span text:style-name="T4"> aIndex, </text:span><text:span text:style-name="T9">NTree</text:span><text:span text:style-name="T4">&lt;</text:span><text:span text:style-name="T7">T</text:span><text:span text:style-name="T4">,</text:span><text:span text:style-name="T7">N</text:span><text:span text:style-name="T4">&gt;* aNTree)</text:span></text:p>
      <text:p text:style-name="P5"><text:tab/>{</text:p>
      <text:p text:style-name="P6"><text:span text:style-name="T4"><text:tab/><text:tab/></text:span><text:span text:style-name="T2">if</text:span><text:span text:style-name="T4">(isEmpty())</text:span></text:p>
      <text:p text:style-name="P6"><text:span text:style-name="T4"><text:tab/><text:tab/><text:tab/></text:span><text:span text:style-name="T2">throw</text:span><text:span text:style-name="T4"> std::</text:span><text:span text:style-name="T14">domain_error</text:span><text:span text:style-name="T4">(</text:span><text:span text:style-name="T6">"Empty tree!"</text:span><text:span text:style-name="T4">);</text:span></text:p>
      <text:p text:style-name="P6"/>
      <text:p text:style-name="P6"><text:span text:style-name="T4"><text:tab/><text:tab/></text:span><text:span text:style-name="T2">if</text:span><text:span text:style-name="T4">((aIndex &gt;= 0) &amp;&amp; (aIndex &lt; </text:span><text:span text:style-name="T7">N</text:span><text:span text:style-name="T4">)){</text:span></text:p>
      <text:p text:style-name="P6"><text:span text:style-name="T4"><text:tab/><text:tab/><text:tab/></text:span><text:span text:style-name="T2">if</text:span><text:span text:style-name="T4">(</text:span><text:span text:style-name="T10">fNodes</text:span><text:span text:style-name="T4">[aIndex] != &amp;</text:span><text:span text:style-name="T11">NIL</text:span><text:span text:style-name="T4">)</text:span></text:p>
      <text:p text:style-name="P6"><text:span text:style-name="T4"><text:tab/><text:tab/><text:tab/><text:tab/></text:span><text:span text:style-name="T2">throw</text:span><text:span text:style-name="T4"> std::</text:span><text:span text:style-name="T14">domain_error</text:span><text:span text:style-name="T4">(</text:span><text:span text:style-name="T6">"Non-empty subtree!"</text:span><text:span text:style-name="T4">);</text:span></text:p>
      <text:p text:style-name="P6"/>
      <text:p text:style-name="P6"><text:span text:style-name="T4"><text:tab/><text:tab/><text:tab/></text:span><text:span text:style-name="T10">fNodes</text:span><text:span text:style-name="T4">[aIndex] = aNTree;</text:span></text:p>
      <text:p text:style-name="P5"><text:tab/><text:tab/>}</text:p>
      <text:p text:style-name="P6"><text:span text:style-name="T4"><text:tab/><text:tab/></text:span><text:span text:style-name="T2">else</text:span></text:p>
      <text:p text:style-name="P6"><text:span text:style-name="T4"><text:tab/><text:tab/><text:tab/></text:span><text:span text:style-name="T2">throw</text:span><text:span text:style-name="T4"> std::</text:span><text:span text:style-name="T14">out_of_range</text:span><text:span text:style-name="T4">(</text:span><text:span text:style-name="T6">"Index out of range!"</text:span><text:span text:style-name="T4">);</text:span></text:p>
      <text:p text:style-name="P5"><text:tab/>}</text:p>
      <text:p text:style-name="P6"/>
      <text:p text:style-name="P6"><text:span text:style-name="T4"><text:tab/></text:span><text:span text:style-name="T9">NTree</text:span><text:span text:style-name="T4">* detachNTree(</text:span><text:span text:style-name="T2">unsigned</text:span><text:span text:style-name="T4"> </text:span><text:span text:style-name="T2">int</text:span><text:span text:style-name="T4"> aIndex)</text:span></text:p>
      <text:p text:style-name="P5"><text:tab/>{</text:p>
      <text:p text:style-name="P6"><text:span text:style-name="T4"><text:tab/><text:tab/></text:span><text:span text:style-name="T2">if</text:span><text:span text:style-name="T4">(isEmpty())</text:span></text:p>
      <text:p text:style-name="P6"><text:span text:style-name="T4"><text:tab/><text:tab/><text:tab/></text:span><text:span text:style-name="T2">throw</text:span><text:span text:style-name="T4"> std::</text:span><text:span text:style-name="T14">domain_error</text:span><text:span text:style-name="T4">(</text:span><text:span text:style-name="T6">"Empty tree!"</text:span><text:span text:style-name="T4">);</text:span></text:p>
      <text:p text:style-name="P6"/>
      <text:p text:style-name="P6"><text:span text:style-name="T4"><text:tab/><text:tab/></text:span><text:span text:style-name="T2">if</text:span><text:span text:style-name="T4">((aIndex &gt;= 0) &amp;&amp; (aIndex &lt; </text:span><text:span text:style-name="T7">N</text:span><text:span text:style-name="T4">)){</text:span></text:p>
      <text:p text:style-name="P6"><text:span text:style-name="T4"><text:tab/><text:tab/><text:tab/></text:span><text:span text:style-name="T9">NTree</text:span><text:span text:style-name="T4">&lt;</text:span><text:span text:style-name="T7">T</text:span><text:span text:style-name="T4">,</text:span><text:span text:style-name="T7">N</text:span><text:span text:style-name="T4">&gt;* returnTree = </text:span><text:span text:style-name="T10">fNodes</text:span><text:span text:style-name="T4">[aIndex];</text:span></text:p>
      <text:p text:style-name="P6"><text:span text:style-name="T4"><text:tab/><text:tab/><text:tab/></text:span><text:span text:style-name="T10">fNodes</text:span><text:span text:style-name="T4">[aIndex] = &amp;</text:span><text:span text:style-name="T11">NIL</text:span><text:span text:style-name="T4">;</text:span></text:p>
      <text:p text:style-name="P6"><text:span text:style-name="T4"><text:tab/><text:tab/><text:tab/></text:span><text:span text:style-name="T2">return</text:span><text:span text:style-name="T4"> returnTree;</text:span></text:p>
      <text:p text:style-name="P5"><text:tab/><text:tab/>}</text:p>
      <text:p text:style-name="P6"><text:span text:style-name="T4"><text:tab/><text:tab/></text:span><text:span text:style-name="T2">else</text:span></text:p>
      <text:p text:style-name="P6"><text:span text:style-name="T4"><text:tab/><text:tab/><text:tab/></text:span><text:span text:style-name="T2">throw</text:span><text:span text:style-name="T4"> std::</text:span><text:span text:style-name="T14">out_of_range</text:span><text:span text:style-name="T4">(</text:span><text:span text:style-name="T6">"Illegal index!"</text:span><text:span text:style-name="T4">);</text:span></text:p>
      <text:p text:style-name="P5"><text:tab/>}</text:p>
      <text:p text:style-name="P6"><text:soft-page-break/></text:p>
      <text:p text:style-name="P6"/>
      <text:p text:style-name="P6"><text:span text:style-name="T4"><text:tab/></text:span><text:span text:style-name="T2">void</text:span><text:span text:style-name="T4"> doDepthFirstTraversal(</text:span><text:span text:style-name="T2">const</text:span><text:span text:style-name="T4"> </text:span><text:span text:style-name="T9">TreeVisitor</text:span><text:span text:style-name="T4">&lt;</text:span><text:span text:style-name="T7">T</text:span><text:span text:style-name="T4">&gt;&amp; aVisitor) </text:span><text:span text:style-name="T2">const</text:span></text:p>
      <text:p text:style-name="P5"><text:tab/>{</text:p>
      <text:p text:style-name="P6"><text:span text:style-name="T4"><text:tab/><text:tab/></text:span><text:span text:style-name="T2">if</text:span><text:span text:style-name="T4">(!isEmpty()){</text:span></text:p>
      <text:p text:style-name="P5"><text:tab/><text:tab/><text:tab/>aVisitor.preVisit(key());</text:p>
      <text:p text:style-name="P6"><text:span text:style-name="T4"><text:tab/><text:tab/><text:tab/></text:span><text:span text:style-name="T2">for</text:span><text:span text:style-name="T4">(</text:span><text:span text:style-name="T2">int</text:span><text:span text:style-name="T4"> i = 0; i &lt; </text:span><text:span text:style-name="T7">N</text:span><text:span text:style-name="T4">; i++){</text:span></text:p>
      <text:p text:style-name="P6"><text:span text:style-name="T4"><text:tab/><text:tab/><text:tab/><text:tab/></text:span><text:span text:style-name="T2">if</text:span><text:span text:style-name="T4">(</text:span><text:span text:style-name="T10">fNodes</text:span><text:span text:style-name="T4">[i] != &amp;</text:span><text:span text:style-name="T11">NIL</text:span><text:span text:style-name="T4">){</text:span></text:p>
      <text:p text:style-name="P6"><text:span text:style-name="T4"><text:tab/><text:tab/><text:tab/><text:tab/><text:tab/></text:span><text:span text:style-name="T10">fNodes</text:span><text:span text:style-name="T4">[i]-&gt;doDepthFirstTraversal(aVisitor);</text:span></text:p>
      <text:p text:style-name="P5"><text:tab/><text:tab/><text:tab/><text:tab/><text:tab/>aVisitor.inVisit(key());</text:p>
      <text:p text:style-name="P5"><text:tab/><text:tab/><text:tab/><text:tab/>}</text:p>
      <text:p text:style-name="P5"><text:tab/><text:tab/><text:tab/>}</text:p>
      <text:p text:style-name="P5"><text:tab/><text:tab/><text:tab/>aVisitor.postVisit(key());</text:p>
      <text:p text:style-name="P5"><text:tab/><text:tab/>}</text:p>
      <text:p text:style-name="P5"><text:tab/>}</text:p>
      <text:p text:style-name="P6"/>
      <text:p text:style-name="P6"><text:span text:style-name="T4"><text:tab/></text:span><text:span text:style-name="T2">void</text:span><text:span text:style-name="T4"> doBreadthFirstTraversal(</text:span><text:span text:style-name="T2">const</text:span><text:span text:style-name="T4"> </text:span><text:span text:style-name="T9">TreeVisitor</text:span><text:span text:style-name="T4">&lt;</text:span><text:span text:style-name="T7">T</text:span><text:span text:style-name="T4">&gt;&amp; aVisitor) </text:span><text:span text:style-name="T2">const</text:span></text:p>
      <text:p text:style-name="P5"><text:tab/>{</text:p>
      <text:p text:style-name="P6"><text:span text:style-name="T4"><text:tab/><text:tab/></text:span><text:span text:style-name="T9">DynamicQueue</text:span><text:span text:style-name="T4">&lt;</text:span><text:span text:style-name="T9">NTree</text:span><text:span text:style-name="T4">&lt;</text:span><text:span text:style-name="T7">T</text:span><text:span text:style-name="T4">,</text:span><text:span text:style-name="T7">N</text:span><text:span text:style-name="T4">&gt; &gt; lQueue;</text:span></text:p>
      <text:p text:style-name="P6"/>
      <text:p text:style-name="P6"><text:span text:style-name="T4"><text:tab/><text:tab/></text:span><text:span text:style-name="T2">if</text:span><text:span text:style-name="T4">(!isEmpty())</text:span></text:p>
      <text:p text:style-name="P6"><text:span text:style-name="T4"><text:tab/><text:tab/><text:tab/>lQueue.enqueue(*</text:span><text:span text:style-name="T2">this</text:span><text:span text:style-name="T4">);</text:span></text:p>
      <text:p text:style-name="P6"/>
      <text:p text:style-name="P6"><text:span text:style-name="T4"><text:tab/><text:tab/></text:span><text:span text:style-name="T2">while</text:span><text:span text:style-name="T4">(!lQueue.isEmpty()){</text:span></text:p>
      <text:p text:style-name="P6"><text:span text:style-name="T4"><text:tab/><text:tab/><text:tab/></text:span><text:span text:style-name="T2">const</text:span><text:span text:style-name="T4"> </text:span><text:span text:style-name="T9">NTree</text:span><text:span text:style-name="T4">&lt;</text:span><text:span text:style-name="T7">T</text:span><text:span text:style-name="T4">,</text:span><text:span text:style-name="T7">N</text:span><text:span text:style-name="T4">&gt;&amp; head = lQueue.dequeue();</text:span></text:p>
      <text:p text:style-name="P6"><text:span text:style-name="T4"><text:tab/><text:tab/><text:tab/></text:span><text:span text:style-name="T2">if</text:span><text:span text:style-name="T4">(!head.isEmpty())</text:span></text:p>
      <text:p text:style-name="P5"><text:tab/><text:tab/><text:tab/><text:tab/>aVisitor.visit(head.key());</text:p>
      <text:p text:style-name="P6"><text:span text:style-name="T4"><text:tab/><text:tab/><text:tab/></text:span><text:span text:style-name="T2">for</text:span><text:span text:style-name="T4">(</text:span><text:span text:style-name="T2">int</text:span><text:span text:style-name="T4"> i = 0; i &lt; </text:span><text:span text:style-name="T7">N</text:span><text:span text:style-name="T4">; i++){</text:span></text:p>
      <text:p text:style-name="P6"><text:span text:style-name="T4"><text:tab/><text:tab/><text:tab/><text:tab/></text:span><text:span text:style-name="T2">if</text:span><text:span text:style-name="T4">(!head[i].isEmpty())</text:span></text:p>
      <text:p text:style-name="P5"><text:tab/><text:tab/><text:tab/><text:tab/><text:tab/>lQueue.enqueue(head[i]);</text:p>
      <text:p text:style-name="P5"><text:tab/><text:tab/><text:tab/>}</text:p>
      <text:p text:style-name="P5"><text:tab/><text:tab/>}</text:p>
      <text:p text:style-name="P5"><text:tab/>}</text:p>
      <text:p text:style-name="P5">};</text:p>
      <text:p text:style-name="P6"/>
      <text:p text:style-name="P6"><text:span text:style-name="T2">template</text:span><text:span text:style-name="T4">&lt;</text:span><text:span text:style-name="T2">class</text:span><text:span text:style-name="T4"> </text:span><text:span text:style-name="T7">T</text:span><text:span text:style-name="T4">, </text:span><text:span text:style-name="T2">int</text:span><text:span text:style-name="T4"> </text:span><text:span text:style-name="T7">N</text:span><text:span text:style-name="T4">&gt;</text:span></text:p>
      <text:p text:style-name="P6"><text:span text:style-name="T9">NTree</text:span><text:span text:style-name="T4">&lt;</text:span><text:span text:style-name="T7">T</text:span><text:span text:style-name="T4">,</text:span><text:span text:style-name="T7">N</text:span><text:span text:style-name="T4">&gt; </text:span><text:span text:style-name="T11">NTree&lt;T,N&gt;::NIL</text:span><text:span text:style-name="T4">;</text:span></text:p>
      <text:p text:style-name="P6"/>
      <text:p text:style-name="P6"><text:span text:style-name="T2">#endif</text:span><text:span text:style-name="T4"> </text:span><text:span text:style-name="T12">/* NTREE_H_ */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1T21:20:55.16</meta:creation-date>
    <meta:document-statistic meta:table-count="0" meta:image-count="0" meta:object-count="0" meta:page-count="3" meta:paragraph-count="140" meta:word-count="357" meta:character-count="2847"/>
    <dc:date>2011-05-21T21:22:33.85</dc:date>
    <meta:editing-duration>PT00H01M38S</meta:editing-duration>
    <meta:editing-cycles>1</meta:editing-cycles>
    <meta:generator>OpenOffice.org/3.2$Win32 OpenOffice.org_project/320m18$Build-9502</meta:generator>
  </office:meta>
</office:document-meta>
</file>